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3"/>
          <table:table-cell table:style-name="ce15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5" office:value-type="string">
            <text:p>OBS.: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11-04-26">
            <text:p>26/04/2011</text:p>
          </table:table-cell>
          <table:table-cell table:style-name="ce8" office:value-type="string">
            <text:p>NF 3013 - process. 04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2]-[.F2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05-31">
            <text:p>31/05/2011</text:p>
          </table:table-cell>
          <table:table-cell table:style-name="ce8" office:value-type="string">
            <text:p>NF 3039 - process. 05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3]-[.F3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06-25">
            <text:p>25/06/2011</text:p>
          </table:table-cell>
          <table:table-cell table:style-name="ce8" office:value-type="string">
            <text:p>NF 3065 - process. 06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4]-[.F4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07-25">
            <text:p>25/07/2011</text:p>
          </table:table-cell>
          <table:table-cell table:style-name="ce8" office:value-type="string">
            <text:p>NF 3092 - process. 07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5]-[.F5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08-25">
            <text:p>25/08/2011</text:p>
          </table:table-cell>
          <table:table-cell table:style-name="ce8" office:value-type="string">
            <text:p>NF 3118 - process. 08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6]-[.F6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8" office:value-type="string">
            <text:p>NF 3145 - process. 09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7]-[.F7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10-27">
            <text:p>27/10/2011</text:p>
          </table:table-cell>
          <table:table-cell table:style-name="ce8" office:value-type="string">
            <text:p>NF 3170 - process. 10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8]-[.F8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8" office:value-type="string">
            <text:p>NF 3195 - process. 11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9]-[.F9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8" office:value-type="string">
            <text:p>NF 3220 - process. 12/2011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10]-[.F10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8" office:value-type="string">
            <text:p>NF 3245 - process. 01/2012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11]-[.F11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2-02-16">
            <text:p>16/02/2012</text:p>
          </table:table-cell>
          <table:table-cell table:style-name="ce8" office:value-type="string">
            <text:p>NF 3271 - process. 02/2012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12]-[.F12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2-02-28">
            <text:p>28/02/2012</text:p>
          </table:table-cell>
          <table:table-cell table:style-name="ce8" office:value-type="string">
            <text:p>Declaração RAIS / 2012</text:p>
          </table:table-cell>
          <table:table-cell table:style-name="ce11" office:value-type="float" office:value="30">
            <text:p>3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30">
            <text:p>30,00</text:p>
          </table:table-cell>
          <table:table-cell table:style-name="ce2"/>
          <table:table-cell table:style-name="ce11" table:formula="of:=[.C13]-[.F13]" office:value-type="float" office:value="0">
            <text:p>-</text:p>
          </table:table-cell>
          <table:table-cell table:style-name="ce16" office:value-type="string">
            <text:p>Vínculos: 0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NF 3296 - process. 03/2012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14]-[.F14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8" office:value-type="string">
            <text:p>NF 3321 - process. 04/2012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60">
            <text:p>60,00</text:p>
          </table:table-cell>
          <table:table-cell table:style-name="ce2"/>
          <table:table-cell table:style-name="ce11" table:formula="of:=[.C15]-[.F15]" office:value-type="float" office:value="0">
            <text:p>-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10" table:formula="of:=SUM([.H2:.H15])" office:value-type="float" office:value="0">
            <text:p>-</text:p>
          </table:table-cell>
          <table:table-cell table:style-name="ce15"/>
          <table:table-cell table:style-name="ce20"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>
          <table:table-cell table:style-name="ce6" office:value-type="string">
            <text:p>A partir do próximo mês, mensalidade passa a ser R$ 60,00 (vai ficar sem movimento)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>
          <table:table-cell table:style-name="ce6" office:value-type="string">
            <text:p>Paralizada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 table:number-rows-repeated="18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 table:number-rows-repeated="31964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2" table:number-rows-repeated="33540">
          <table:table-cell table:number-columns-repeated="256"/>
        </table:table-row>
        <table:table-row table:style-name="ro3" table:number-rows-repeated="98303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</number:text>
    </number:number-style>
    <number:number-style style:name="N140">
      <number:text>-</number:text>
      <number:number number:decimal-places="0" number:min-integer-digits="1" number:grouping="true"/>
      <number:text> DM"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DM"</number:text>
    </number:number-style>
    <number:number-style style:name="N142">
      <number:text>-</number:text>
      <number:number number:decimal-places="2" number:min-integer-digits="1" number:grouping="true"/>
      <number:text> DM"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"</number:text>
    </number:number-style>
    <number:number-style style:name="N144P1" style:volatile="true">
      <number:text>-</number:text>
      <number:number number:decimal-places="0" number:min-integer-digits="1" number:grouping="true"/>
      <number:text> DM"</number:text>
    </number:number-style>
    <number:number-style style:name="N144">
      <number:text>- DM"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"</number:text>
    </number:number-style>
    <number:number-style style:name="N148P1" style:volatile="true">
      <number:text>-</number:text>
      <number:number number:decimal-places="2" number:min-integer-digits="1" number:grouping="true"/>
      <number:text> DM"</number:text>
    </number:number-style>
    <number:number-style style:name="N148">
      <number:text>-</number:text>
      <number:number number:decimal-places="0" number:min-integer-digits="0"/>
      <number:text> DM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month number:style="long"/>
      <number:text>/</number:text>
      <number:year number:style="long"/>
    </number:date-style>
    <number:percentage-style style:name="N15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3-25">00/00/0000</text:date></text:span><text:span text:style-name="MT2"> - </text:span><text:span text:style-name="MT2"><text:time style:data-style-name="N2" text:time-value="0000-00-00T11:14:40">00:00:00</text:time></text:span><text:span text:style-name="MT2"> </text:span></text:p>
        </style:region-center>
        <style:region-right>
          <text:p><text:span text:style-name="MT3">Messias Godinho - ME</text:span></text:p>
          <text:p><text:span text:style-name="MT3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1:14: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$Linux_x86 LibreOffice_project/400m0$Build-1</meta:generator>
    <meta:initial-creator>Carlos Augusto Marcicano</meta:initial-creator>
    <meta:creation-date>2000-10-16T13:24:36</meta:creation-date>
    <dc:date>2012-05-02T14:19:18</dc:date>
    <meta:print-date>2010-07-27T17:59:46</meta:print-date>
    <dc:language>pt-PT</dc:language>
    <meta:editing-cycles>304</meta:editing-cycles>
    <meta:editing-duration>PT20H2M29S</meta:editing-duration>
    <dc:creator>Guto </dc:creator>
    <meta:printed-by>Guto Marcicano</meta:printed-by>
    <meta:document-statistic meta:table-count="1" meta:cell-count="97" meta:object-count="0"/>
    <meta:user-defined meta:name="Info 0"/>
    <meta:user-defined meta:name="Info 1"/>
    <meta:user-defined meta:name="Info 2"/>
    <meta:user-defined meta:name="Info 3"/>
  </office:meta>
</office:document-meta>
</file>